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6400000032481BF7A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Segoe Print" svg:font-family="'Segoe Print'" style:font-adornments="Negri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ntrato" style:family="table">
      <style:table-properties style:width="16.999cm" table:align="margins"/>
    </style:style>
    <style:style style:name="Contrato.A" style:family="table-column">
      <style:table-column-properties style:column-width="3.572cm" style:rel-column-width="13770*"/>
    </style:style>
    <style:style style:name="Contrato.B" style:family="table-column">
      <style:table-column-properties style:column-width="13.427cm" style:rel-column-width="51765*"/>
    </style:style>
    <style:style style:name="Contrato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A9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Contrato.B9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3.572cm" style:rel-column-width="13770*"/>
    </style:style>
    <style:style style:name="Tabla1.B" style:family="table-column">
      <style:table-column-properties style:column-width="13.427cm" style:rel-column-width="51765*"/>
    </style:style>
    <style:style style:name="Tabla1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.A9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.B9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3.572cm" style:rel-column-width="13770*"/>
    </style:style>
    <style:style style:name="Tabla2.B" style:family="table-column">
      <style:table-column-properties style:column-width="13.427cm" style:rel-column-width="51765*"/>
    </style:style>
    <style:style style:name="Tabla2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A9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2.B9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4" style:family="table">
      <style:table-properties style:width="16.999cm" table:align="margins"/>
    </style:style>
    <style:style style:name="Tabla4.A" style:family="table-column">
      <style:table-column-properties style:column-width="3.572cm" style:rel-column-width="13770*"/>
    </style:style>
    <style:style style:name="Tabla4.B" style:family="table-column">
      <style:table-column-properties style:column-width="13.427cm" style:rel-column-width="51765*"/>
    </style:style>
    <style:style style:name="Tabla4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4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4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4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4.A9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4.B9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3.572cm" style:rel-column-width="13770*"/>
    </style:style>
    <style:style style:name="Tabla5.B" style:family="table-column">
      <style:table-column-properties style:column-width="13.427cm" style:rel-column-width="51765*"/>
    </style:style>
    <style:style style:name="Tabla5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5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5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5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5.A9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5.B9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P1" style:family="paragraph" style:parent-style-name="Table_20_Heading">
      <style:paragraph-properties fo:text-align="start" style:justify-single-word="false"/>
    </style:style>
    <style:style style:name="P2" style:family="paragraph" style:parent-style-name="Table_20_Contents" style:list-style-name="L1"/>
    <style:style style:name="P3" style:family="paragraph" style:parent-style-name="Table_20_Contents" style:list-style-name="L2"/>
    <style:style style:name="P4" style:family="paragraph" style:parent-style-name="Table_20_Contents" style:list-style-name="L3"/>
    <style:style style:name="P5" style:family="paragraph" style:parent-style-name="Table_20_Contents" style:list-style-name="L4"/>
    <style:style style:name="P6" style:family="paragraph" style:parent-style-name="Table_20_Contents" style:list-style-name="L5"/>
    <style:style style:name="P7" style:family="paragraph" style:parent-style-name="Table_20_Contents" style:list-style-name="L6"/>
    <style:style style:name="P8" style:family="paragraph" style:parent-style-name="Table_20_Contents" style:list-style-name="L7"/>
    <style:style style:name="P9" style:family="paragraph" style:parent-style-name="Table_20_Contents" style:list-style-name="L8"/>
    <style:style style:name="P10" style:family="paragraph" style:parent-style-name="Table_20_Contents" style:list-style-name="L9"/>
    <style:style style:name="P11" style:family="paragraph" style:parent-style-name="Table_20_Contents" style:list-style-name="L10"/>
    <style:style style:name="P12" style:family="paragraph" style:parent-style-name="Table_20_Contents" style:list-style-name="L11"/>
    <style:style style:name="P13" style:family="paragraph" style:parent-style-name="Table_20_Contents" style:list-style-name="L12"/>
    <style:style style:name="P14" style:family="paragraph" style:parent-style-name="Table_20_Contents" style:list-style-name="L13"/>
    <style:style style:name="P15" style:family="paragraph" style:parent-style-name="Table_20_Contents" style:list-style-name="L14"/>
    <style:style style:name="P16" style:family="paragraph" style:parent-style-name="Table_20_Contents" style:list-style-name="L15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ontrato" table:style-name="Contrato">
        <table:table-column table:style-name="Contrato.A"/>
        <table:table-column table:style-name="Contrato.B"/>
        <table:table-row>
          <table:table-cell table:style-name="Contrato.A1" office:value-type="string">
            <text:p text:style-name="P1">Nombre:</text:p>
          </table:table-cell>
          <table:table-cell table:style-name="Contrato.B1" office:value-type="string">
            <text:p text:style-name="Text_20_body">Pedido = getSiguientePedidoCocinaEnCola()</text:p>
          </table:table-cell>
        </table:table-row>
        <table:table-row>
          <table:table-cell table:style-name="Contrato.A2" office:value-type="string">
            <text:p text:style-name="P1">Responsabilidad:</text:p>
          </table:table-cell>
          <table:table-cell table:style-name="Contrato.B2" office:value-type="string">
            <text:p text:style-name="Table_20_Contents"/>
          </table:table-cell>
        </table:table-row>
        <table:table-row>
          <table:table-cell table:style-name="Contrato.A2" office:value-type="string">
            <text:p text:style-name="P1">Tipo:</text:p>
          </table:table-cell>
          <table:table-cell table:style-name="Contrato.B2" office:value-type="string">
            <text:p text:style-name="Table_20_Contents">Sistema</text:p>
          </table:table-cell>
        </table:table-row>
        <table:table-row>
          <table:table-cell table:style-name="Contrato.A2" office:value-type="string">
            <text:p text:style-name="P1">Referencias:</text:p>
          </table:table-cell>
          <table:table-cell table:style-name="Contrato.B2" office:value-type="string">
            <text:p text:style-name="Table_20_Contents"/>
          </table:table-cell>
        </table:table-row>
        <table:table-row>
          <table:table-cell table:style-name="Contrato.A2" office:value-type="string">
            <text:p text:style-name="P1">Nota:</text:p>
          </table:table-cell>
          <table:table-cell table:style-name="Contrato.B2" office:value-type="string">
            <text:p text:style-name="Table_20_Contents"/>
          </table:table-cell>
        </table:table-row>
        <table:table-row>
          <table:table-cell table:style-name="Contrato.A2" office:value-type="string">
            <text:p text:style-name="P1">Excepción:</text:p>
          </table:table-cell>
          <table:table-cell table:style-name="Contrato.B2" office:value-type="string">
            <text:list xml:id="list39126120" text:style-name="L1">
              <text:list-item>
                <text:p text:style-name="P2">[Lista de excepciones]</text:p>
              </text:list-item>
            </text:list>
          </table:table-cell>
        </table:table-row>
        <table:table-row>
          <table:table-cell table:style-name="Contrato.A2" office:value-type="string">
            <text:p text:style-name="P1">Precondición:</text:p>
          </table:table-cell>
          <table:table-cell table:style-name="Contrato.B2" office:value-type="string">
            <text:list xml:id="list39109699" text:style-name="L2">
              <text:list-item>
                <text:p text:style-name="P3">[Lista de precondiciones]</text:p>
              </text:list-item>
            </text:list>
          </table:table-cell>
        </table:table-row>
        <table:table-row>
          <table:table-cell table:style-name="Contrato.A2" office:value-type="string">
            <text:p text:style-name="P1">Postcondición:</text:p>
          </table:table-cell>
          <table:table-cell table:style-name="Contrato.B2" office:value-type="string">
            <text:list xml:id="list39133609" text:style-name="L3">
              <text:list-item>
                <text:p text:style-name="P4">[Lista de modificaciones sobre el sistema]</text:p>
              </text:list-item>
            </text:list>
          </table:table-cell>
        </table:table-row>
        <table:table-row>
          <table:table-cell table:style-name="Contrato.A9" office:value-type="string">
            <text:p text:style-name="P1">Salida:</text:p>
          </table:table-cell>
          <table:table-cell table:style-name="Contrato.B9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Nombre:</text:p>
          </table:table-cell>
          <table:table-cell table:style-name="Tabla1.B1" office:value-type="string">
            <text:p text:style-name="Text_20_body">Pedido = getSiguientePedidoCocinaPreparandose()</text:p>
          </table:table-cell>
        </table:table-row>
        <table:table-row>
          <table:table-cell table:style-name="Tabla1.A2" office:value-type="string">
            <text:p text:style-name="P1">Responsabilidad: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Tipo:</text:p>
          </table:table-cell>
          <table:table-cell table:style-name="Tabla1.B2" office:value-type="string">
            <text:p text:style-name="Table_20_Contents">Sistema</text:p>
          </table:table-cell>
        </table:table-row>
        <table:table-row>
          <table:table-cell table:style-name="Tabla1.A2" office:value-type="string">
            <text:p text:style-name="P1">Referencias: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Nota: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Excepción:</text:p>
          </table:table-cell>
          <table:table-cell table:style-name="Tabla1.B2" office:value-type="string">
            <text:list xml:id="list39215709" text:continue-list="list39126120" text:style-name="L1">
              <text:list-item>
                <text:p text:style-name="P2">[Lista de excepciones]</text:p>
              </text:list-item>
            </text:list>
          </table:table-cell>
        </table:table-row>
        <table:table-row>
          <table:table-cell table:style-name="Tabla1.A2" office:value-type="string">
            <text:p text:style-name="P1">Precondición:</text:p>
          </table:table-cell>
          <table:table-cell table:style-name="Tabla1.B2" office:value-type="string">
            <text:list xml:id="list39113668" text:style-name="L4">
              <text:list-item>
                <text:p text:style-name="P5">[Lista de precondiciones]</text:p>
              </text:list-item>
            </text:list>
          </table:table-cell>
        </table:table-row>
        <table:table-row>
          <table:table-cell table:style-name="Tabla1.A2" office:value-type="string">
            <text:p text:style-name="P1">Postcondición:</text:p>
          </table:table-cell>
          <table:table-cell table:style-name="Tabla1.B2" office:value-type="string">
            <text:list xml:id="list39107329" text:style-name="L5">
              <text:list-item>
                <text:p text:style-name="P6">[Lista de modificaciones sobre el sistema]</text:p>
              </text:list-item>
            </text:list>
          </table:table-cell>
        </table:table-row>
        <table:table-row>
          <table:table-cell table:style-name="Tabla1.A9" office:value-type="string">
            <text:p text:style-name="P1">Salida:</text:p>
          </table:table-cell>
          <table:table-cell table:style-name="Tabla1.B9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">Nombre:</text:p>
          </table:table-cell>
          <table:table-cell table:style-name="Tabla2.B1" office:value-type="string">
            <text:p text:style-name="Text_20_body">Bool = seleccionaPlato(Pedido pedido, ElementoColaCocina plato)</text:p>
          </table:table-cell>
        </table:table-row>
        <table:table-row>
          <table:table-cell table:style-name="Tabla2.A2" office:value-type="string">
            <text:p text:style-name="P1">Responsabilidad:</text:p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1">Tipo:</text:p>
          </table:table-cell>
          <table:table-cell table:style-name="Tabla2.B2" office:value-type="string">
            <text:p text:style-name="Table_20_Contents">Sistema</text:p>
          </table:table-cell>
        </table:table-row>
        <table:table-row>
          <table:table-cell table:style-name="Tabla2.A2" office:value-type="string">
            <text:p text:style-name="P1">Referencias:</text:p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1">Nota:</text:p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1">Excepción:</text:p>
          </table:table-cell>
          <table:table-cell table:style-name="Tabla2.B2" office:value-type="string">
            <text:list xml:id="list39199793" text:continue-list="list39215709" text:style-name="L1">
              <text:list-item>
                <text:p text:style-name="P2">[Lista de excepciones]</text:p>
              </text:list-item>
            </text:list>
          </table:table-cell>
        </table:table-row>
        <table:table-row>
          <table:table-cell table:style-name="Tabla2.A2" office:value-type="string">
            <text:p text:style-name="P1">Precondición:</text:p>
          </table:table-cell>
          <table:table-cell table:style-name="Tabla2.B2" office:value-type="string">
            <text:list xml:id="list39106395" text:style-name="L6">
              <text:list-item>
                <text:p text:style-name="P7">[Lista de precondiciones]</text:p>
              </text:list-item>
            </text:list>
          </table:table-cell>
        </table:table-row>
        <text:soft-page-break/>
        <table:table-row>
          <table:table-cell table:style-name="Tabla2.A2" office:value-type="string">
            <text:p text:style-name="P1">Postcondición:</text:p>
          </table:table-cell>
          <table:table-cell table:style-name="Tabla2.B2" office:value-type="string">
            <text:list xml:id="list39119887" text:style-name="L7">
              <text:list-item>
                <text:p text:style-name="P8">[Lista de modificaciones sobre el sistema]</text:p>
              </text:list-item>
            </text:list>
          </table:table-cell>
        </table:table-row>
        <table:table-row>
          <table:table-cell table:style-name="Tabla2.A9" office:value-type="string">
            <text:p text:style-name="P1">Salida:</text:p>
          </table:table-cell>
          <table:table-cell table:style-name="Tabla2.B9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">Nombre:</text:p>
          </table:table-cell>
          <table:table-cell table:style-name="Tabla4.B1" office:value-type="string">
            <text:p text:style-name="Text_20_body">Pedido = getSiguientePedidoBar()</text:p>
          </table:table-cell>
        </table:table-row>
        <table:table-row>
          <table:table-cell table:style-name="Tabla4.A2" office:value-type="string">
            <text:p text:style-name="P1">Responsabilidad:</text:p>
          </table:table-cell>
          <table:table-cell table:style-name="Tabla4.B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P1">Tipo:</text:p>
          </table:table-cell>
          <table:table-cell table:style-name="Tabla4.B2" office:value-type="string">
            <text:p text:style-name="Table_20_Contents">Sistema</text:p>
          </table:table-cell>
        </table:table-row>
        <table:table-row>
          <table:table-cell table:style-name="Tabla4.A2" office:value-type="string">
            <text:p text:style-name="P1">Referencias:</text:p>
          </table:table-cell>
          <table:table-cell table:style-name="Tabla4.B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P1">Nota:</text:p>
          </table:table-cell>
          <table:table-cell table:style-name="Tabla4.B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P1">Excepción:</text:p>
          </table:table-cell>
          <table:table-cell table:style-name="Tabla4.B2" office:value-type="string">
            <text:list xml:id="list39198958" text:continue-list="list39199793" text:style-name="L1">
              <text:list-item>
                <text:p text:style-name="P2">[Lista de excepciones]</text:p>
              </text:list-item>
            </text:list>
          </table:table-cell>
        </table:table-row>
        <table:table-row>
          <table:table-cell table:style-name="Tabla4.A2" office:value-type="string">
            <text:p text:style-name="P1">Precondición:</text:p>
          </table:table-cell>
          <table:table-cell table:style-name="Tabla4.B2" office:value-type="string">
            <text:list xml:id="list39132628" text:style-name="L10">
              <text:list-item>
                <text:p text:style-name="P11">[Lista de precondiciones]</text:p>
              </text:list-item>
            </text:list>
          </table:table-cell>
        </table:table-row>
        <table:table-row>
          <table:table-cell table:style-name="Tabla4.A2" office:value-type="string">
            <text:p text:style-name="P1">Postcondición:</text:p>
          </table:table-cell>
          <table:table-cell table:style-name="Tabla4.B2" office:value-type="string">
            <text:list xml:id="list39121429" text:style-name="L11">
              <text:list-item>
                <text:p text:style-name="P12">[Lista de modificaciones sobre el sistema]</text:p>
              </text:list-item>
            </text:list>
          </table:table-cell>
        </table:table-row>
        <table:table-row>
          <table:table-cell table:style-name="Tabla4.A9" office:value-type="string">
            <text:p text:style-name="P1">Salida:</text:p>
          </table:table-cell>
          <table:table-cell table:style-name="Tabla4.B9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">Nombre:</text:p>
          </table:table-cell>
          <table:table-cell table:style-name="Tabla5.B1" office:value-type="string">
            <text:p text:style-name="Text_20_body">Bool = seleccionaBebida(Pedido pedido, ElementoColaBar bebida)</text:p>
          </table:table-cell>
        </table:table-row>
        <table:table-row>
          <table:table-cell table:style-name="Tabla5.A2" office:value-type="string">
            <text:p text:style-name="P1">Responsabilidad:</text:p>
          </table:table-cell>
          <table:table-cell table:style-name="Tabla5.B2" office:value-type="string">
            <text:p text:style-name="Table_20_Contents"/>
          </table:table-cell>
        </table:table-row>
        <table:table-row>
          <table:table-cell table:style-name="Tabla5.A2" office:value-type="string">
            <text:p text:style-name="P1">Tipo:</text:p>
          </table:table-cell>
          <table:table-cell table:style-name="Tabla5.B2" office:value-type="string">
            <text:p text:style-name="Table_20_Contents">Sistema</text:p>
          </table:table-cell>
        </table:table-row>
        <table:table-row>
          <table:table-cell table:style-name="Tabla5.A2" office:value-type="string">
            <text:p text:style-name="P1">Referencias:</text:p>
          </table:table-cell>
          <table:table-cell table:style-name="Tabla5.B2" office:value-type="string">
            <text:p text:style-name="Table_20_Contents"/>
          </table:table-cell>
        </table:table-row>
        <table:table-row>
          <table:table-cell table:style-name="Tabla5.A2" office:value-type="string">
            <text:p text:style-name="P1">Nota:</text:p>
          </table:table-cell>
          <table:table-cell table:style-name="Tabla5.B2" office:value-type="string">
            <text:p text:style-name="Table_20_Contents"/>
          </table:table-cell>
        </table:table-row>
        <table:table-row>
          <table:table-cell table:style-name="Tabla5.A2" office:value-type="string">
            <text:p text:style-name="P1">Excepción:</text:p>
          </table:table-cell>
          <table:table-cell table:style-name="Tabla5.B2" office:value-type="string">
            <text:list xml:id="list39188547" text:continue-list="list39198958" text:style-name="L1">
              <text:list-item>
                <text:p text:style-name="P2">[Lista de excepciones]</text:p>
              </text:list-item>
            </text:list>
          </table:table-cell>
        </table:table-row>
        <table:table-row>
          <table:table-cell table:style-name="Tabla5.A2" office:value-type="string">
            <text:p text:style-name="P1">Precondición:</text:p>
          </table:table-cell>
          <table:table-cell table:style-name="Tabla5.B2" office:value-type="string">
            <text:list xml:id="list391326281" text:style-name="L12">
              <text:list-item>
                <text:p text:style-name="P13">[Lista de precondiciones]</text:p>
              </text:list-item>
            </text:list>
          </table:table-cell>
        </table:table-row>
        <table:table-row>
          <table:table-cell table:style-name="Tabla5.A2" office:value-type="string">
            <text:p text:style-name="P1">Postcondición:</text:p>
          </table:table-cell>
          <table:table-cell table:style-name="Tabla5.B2" office:value-type="string">
            <text:list xml:id="list39138179" text:style-name="L13">
              <text:list-item>
                <text:p text:style-name="P14">[Lista de modificaciones sobre el sistema]</text:p>
              </text:list-item>
            </text:list>
          </table:table-cell>
        </table:table-row>
        <table:table-row>
          <table:table-cell table:style-name="Tabla5.A9" office:value-type="string">
            <text:p text:style-name="P1">Salida:</text:p>
          </table:table-cell>
          <table:table-cell table:style-name="Tabla5.B9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Segoe Print" svg:font-family="'Segoe Print'" style:font-adornments="Negri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fo:background-color="transparent" text:number-lines="false" text:line-number="0"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color="#333366" style:font-name="Segoe Print" fo:font-size="11pt" fo:font-weight="bold" style:font-size-asian="10.5pt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4-22T20:59:05.27</meta:creation-date>
    <meta:generator>OpenOffice.org/3.1$Win32 OpenOffice.org_project/310m11$Build-9399</meta:generator>
    <meta:editing-duration>PT00H27M52S</meta:editing-duration>
    <meta:editing-cycles>4</meta:editing-cycles>
    <meta:initial-creator>Sergio Rodriguez Lumley</meta:initial-creator>
    <dc:date>2010-04-23T19:08:43.75</dc:date>
    <dc:creator>Sergio Rodriguez Lumley</dc:creator>
    <meta:document-statistic meta:table-count="5" meta:image-count="0" meta:object-count="0" meta:page-count="2" meta:paragraph-count="70" meta:word-count="146" meta:character-count="1185"/>
  </office:meta>
</office:document-meta>
</file>